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d12" officeooo:paragraph-rsid="001abd12"/>
    </style:style>
    <style:style style:name="P2" style:family="paragraph" style:parent-style-name="Standard">
      <style:text-properties officeooo:rsid="001d3e0a" officeooo:paragraph-rsid="001d3e0a"/>
    </style:style>
    <style:style style:name="P3" style:family="paragraph" style:parent-style-name="Standard">
      <style:text-properties officeooo:rsid="00206c89" officeooo:paragraph-rsid="00206c89"/>
    </style:style>
    <style:style style:name="P4" style:family="paragraph" style:parent-style-name="Standard">
      <style:text-properties officeooo:rsid="0021ad9e" officeooo:paragraph-rsid="0021ad9e"/>
    </style:style>
    <style:style style:name="P5" style:family="paragraph" style:parent-style-name="Standard">
      <style:text-properties officeooo:rsid="002bd801" officeooo:paragraph-rsid="002bd801"/>
    </style:style>
    <style:style style:name="T1" style:family="text">
      <style:text-properties officeooo:rsid="001d6936"/>
    </style:style>
    <style:style style:name="T2" style:family="text">
      <style:text-properties officeooo:rsid="001ed0a6"/>
    </style:style>
    <style:style style:name="T3" style:family="text">
      <style:text-properties officeooo:rsid="00206c89"/>
    </style:style>
    <style:style style:name="T4" style:family="text">
      <style:text-properties officeooo:rsid="002bd801"/>
    </style:style>
    <style:style style:name="T5" style:family="text">
      <style:text-properties officeooo:rsid="002de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5">Pyro </text:span></text:p>
      <text:p text:style-name="P1"/>
      <text:p text:style-name="P1"/>
      <text:p text:style-name="P1">Meta pyro <text:span text:style-name="T2">from yocto</text:span></text:p>
      <text:p text:style-name="P1">git clone -b pyro git://git.yoctoproject.org/poky.git </text:p>
      <text:p text:style-name="P1"/>
      <text:p text:style-name="P1">Meta open embedded <text:span text:style-name="T3">meta -oe for pyro</text:span></text:p>
      <text:p text:style-name="P1">Git clone -b pyro git://git.openembedded.org/meta-openembedded</text:p>
      <text:p text:style-name="P1"/>
      <text:p text:style-name="P3">meta open embdeded core for pyro</text:p>
      <text:p text:style-name="P3">git clone -b pyro git://git.openembedded.org/openembedded-core</text:p>
      <text:p text:style-name="P1"/>
      <text:p text:style-name="P2">meta Qcom <text:span text:style-name="T1">for pyro</text:span></text:p>
      <text:p text:style-name="P2">git clone <text:a xlink:type="simple" xlink:href="https://github.com/ndechesne/meta-qcom.git" text:style-name="Internet_20_link" text:visited-style-name="Visited_20_Internet_20_Link">https://github.com/ndechesne/meta-qcom.git</text:a></text:p>
      <text:p text:style-name="P2"/>
      <text:p text:style-name="P4"><text:s text:c="2"/></text:p>
      <text:p text:style-name="P4">menuconfig</text:p>
      <text:p text:style-name="P4">bitbake linux-linaro-qcomlt -c menuconfig</text:p>
      <text:p text:style-name="P4"/>
      <text:p text:style-name="P5">for rootfs</text:p>
      <text:p text:style-name="P5">bitbake -c menuconfig busybox</text:p>
      <text:p text:style-name="P5">for sd img</text:p>
      <text:p text:style-name="P5">bitbake core-image-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9:28:10.481707816</meta:creation-date>
    <dc:date>2017-11-22T14:43:14.907887371</dc:date>
    <meta:editing-duration>PT24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56" meta:character-count="468" meta:non-whitespace-character-count="421"/>
  </office:meta>
</office:document-meta>
</file>